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style:text-autospace="none"/>
      <style:text-properties style:font-name="Garamon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text-properties style:font-name="Arial" fo:font-size="18pt" fo:font-weight="normal" style:font-size-asian="18pt" style:font-weight-asian="normal" style:font-size-complex="18pt" style:font-weight-complex="normal"/>
    </style:style>
    <style:style style:name="P6"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style>
    <style:style style:name="P8" style:family="paragraph" style:parent-style-name="Heading_20_1">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list-style-name="L1">
      <style:paragraph-properties fo:margin-left="0.4925in" fo:margin-right="0in" fo:text-indent="0in" style:auto-text-indent="false"/>
    </style:style>
    <style:style style:name="P20" style:family="paragraph" style:parent-style-name="Text_20_body" style:list-style-name="L1">
      <style:paragraph-properties fo:margin-left="0.4925in" fo:margin-right="0in" fo:text-indent="0in" style:auto-text-indent="false"/>
    </style:style>
    <style:style style:name="P21" style:family="paragraph" style:parent-style-name="Text_20_body" style:list-style-name="L1">
      <style:paragraph-properties fo:margin-left="0.4925in" fo:margin-right="0in" fo:text-indent="0in" style:auto-text-indent="false"/>
    </style:style>
    <style:style style:name="P22" style:family="paragraph" style:parent-style-name="Text_20_body" style:list-style-name="L1">
      <style:paragraph-properties fo:margin-left="0.4925in" fo:margin-right="0in" fo:text-indent="0in" style:auto-text-indent="false"/>
    </style:style>
    <style:style style:name="P2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4" style:family="paragraph">
      <style:paragraph-properties fo:margin-left="0in" fo:margin-right="0in" fo:margin-top="0in" fo:margin-bottom="0in" fo:line-height="100%" fo:text-align="center" text:enable-numbering="false" fo:text-indent="0in"/>
    </style:style>
    <style:style style:name="P2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29" style:family="paragraph">
      <style:paragraph-properties fo:margin-left="0in" fo:margin-right="0in" fo:margin-top="0in" fo:margin-bottom="0in" fo:line-height="100%" fo:text-align="end" text:enable-numbering="false" fo:text-indent="0in"/>
    </style:style>
    <style:style style:name="P30"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font-name="Arial" fo:font-size="12pt" style:font-size-asian="12pt" style:font-size-complex="12pt"/>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Debugging System </text:p>
      <text:p text:style-name="P4">for OpenRisc 1000-</text:p>
      <text:p text:style-name="P4">based Systems</text:p>
      <text:p text:style-name="Standard"/>
      <text:p text:style-name="P5"/>
      <text:p text:style-name="P5"/>
      <text:p text:style-name="P5"/>
      <text:p text:style-name="P5"/>
      <text:p text:style-name="P5"/>
      <text:p text:style-name="P5"/>
      <text:p text:style-name="P6">Nathan Yawn</text:p>
      <text:p text:style-name="P3"><text:a xlink:type="simple" xlink:href="mailto:nathan.yawn@epfl.ch"><text:span text:style-name="T4">nathan.yawn@opencores.org</text:span></text:a></text:p>
      <text:p text:style-name="P6"><text:date style:data-style-name="N37" text:date-value="2009-05-12T22:17:59.51" text:fixed="true">05/12/09</text:date></text:p>
      <text:p text:style-name="P7"/>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 Nathan Yawn</text:p>
      <text:p text:style-name="P2"/>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2"/>
      <text:p text:style-name="P2"/>
      <text:p text:style-name="P2">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
      <text:p text:style-name="Standard"/>
      <text:p text:style-name="P9"><text:span text:style-name="Strong_20_Emphasis"><text:span text:style-name="T5">Contents</text:span></text:span></text:p>
      <text:p text:style-name="Standard"><text:span text:style-name="Strong_20_Emphasis"><text:span text:style-name="T6"/></text:span></text:p>
      <text:table-of-content text:style-name="Sect1" text:name="Table of Contents1">
        <text:table-of-content-source text:outline-level="10" text:use-outline-level="false" text:use-index-marks="false" text:use-index-source-styles="tru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7">1.Introduction<text:tab/>5</text:p>
          <text:p text:style-name="P16">1.1.Overview<text:tab/>5</text:p>
          <text:p text:style-name="P16">1.2.Versions<text:tab/>6</text:p>
          <text:p text:style-name="P16">1.3.Stub-based methods<text:tab/>6</text:p>
          <text:p text:style-name="P17">2.System Components<text:tab/>7</text:p>
          <text:p text:style-name="P16">2.1.Hardware<text:tab/>7</text:p>
          <text:p text:style-name="P18">2.1.1.OR1200 CPU<text:tab/>7</text:p>
          <text:p text:style-name="P18">2.1.2.WishBone<text:tab/>7</text:p>
          <text:p text:style-name="P18">2.1.3.Advanced Debug Interface<text:tab/>8</text:p>
          <text:p text:style-name="P18">2.1.4.JTAG TAP<text:tab/>9</text:p>
          <text:p text:style-name="P18">2.1.5.JTAG Cable<text:tab/>10</text:p>
          <text:p text:style-name="P16">2.2.Software<text:tab/>10</text:p>
          <text:p text:style-name="P18">2.2.1.Advanced JTAG Bridge<text:tab/>10</text:p>
          <text:p text:style-name="P18">2.2.2.GDB<text:tab/>11</text:p>
          <text:p text:style-name="P18">2.2.3.Optional GDB Front-end<text:tab/>11</text:p>
          <text:p text:style-name="P17">3.Operation<text:tab/>12</text:p>
          <text:p text:style-name="P16">3.1.Hardware<text:tab/>12</text:p>
          <text:p text:style-name="P16">3.2.Setup<text:tab/>12</text:p>
          <text:p text:style-name="P16">3.3.Control and Data Flow<text:tab/>13</text:p>
          <text:p text:style-name="P17">4.Simulation<text:tab/>14</text:p>
          <text:p text:style-name="P16">4.1.Or1ksim<text:tab/>14</text:p>
          <text:p text:style-name="P16">4.2.RTL simulation<text:tab/>14</text:p>
          <text:p text:style-name="P18">4.2.1.File IO<text:tab/>15</text:p>
          <text:p text:style-name="P18">4.2.2.VPI IO<text:tab/>16</text:p>
        </text:index-body>
      </text:table-of-content>
      <text:p text:style-name="Standard"/>
      <text:p text:style-name="Standard"/>
      <text:p text:style-name="Standard"/>
      <text:list text:style-name="Numbering_20_1">
        <text:list-item>
          <text:p text:style-name="P8">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in the system being debugged.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to the CPU and the system WishBone bus. <text:s/>By accessing the CPU, the debug module can start and stop the processor, and read and write CPU internal registers. <text:s/>By accessing the system WishBone bus, the debug module can read and write program variables, upload program code, and set “soft” breakpoints (by temporarily replacing a microinstruction with a CPU trap instruction).</text:p>
      <text:p text:style-name="Standard"/>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3" svg:width="3.713in" svg:height="3.5004in" svg:x="3.2602in" svg:y="0.5in"><text:p/></draw:rect><draw:rect draw:style-name="gr3" draw:text-style-name="P25" draw:id="id4" svg:width="1.2504in" svg:height="1.0004in" svg:x="4.7602in" svg:y="1.25in"><text:p text:style-name="P24"><text:span text:style-name="T8">OR1200</text:span></text:p><text:p text:style-name="P24"><text:span text:style-name="T8">CPU</text:span></text:p></draw:rect><draw:rect draw:style-name="gr3" draw:text-style-name="P25" draw:id="id3" svg:width="1.2504in" svg:height="1.2504in" svg:x="4.7602in" svg:y="2.5in"><text:p text:style-name="P24"><text:span text:style-name="T8">Advanced</text:span></text:p><text:p text:style-name="P24"><text:span text:style-name="T8">Debug</text:span><text:span text:style-name="T8"><text:line-break/></text:span><text:span text:style-name="T8">Interface</text:span></text:p></draw:rect><draw:rect draw:style-name="gr3" draw:text-style-name="P25" draw:id="id2" svg:width="1.2504in" svg:height="1.2504in" svg:x="3.2602in" svg:y="2.5in"><text:p text:style-name="P24"><text:span text:style-name="T8">JTAG</text:span></text:p><text:p text:style-name="P24"><text:span text:style-name="T8">TAP</text:span></text:p></draw:rect><draw:rect draw:style-name="gr4" draw:text-style-name="P25" draw:id="id1" svg:width="2.2504in" svg:height="0.5004in" svg:x="0.2602in" svg:y="3.5in"><text:p text:style-name="P24"><text:span text:style-name="T8">JTAG Cable</text:span></text:p></draw:rect><draw:rect draw:style-name="gr3" draw:text-style-name="P25" draw:id="id7" svg:width="2.2504in" svg:height="0.7504in" svg:x="0.2602in" svg:y="2.25in"><text:p text:style-name="P24"><text:span text:style-name="T8">Advanced JTAG</text:span></text:p><text:p text:style-name="P24"><text:span text:style-name="T8">Bridge</text:span></text:p></draw:rect><draw:rect draw:style-name="gr5" draw:text-style-name="P25" draw:id="id6" svg:width="2.2504in" svg:height="0.7504in" svg:x="0.2602in" svg:y="1.25in"><text:p text:style-name="P24"><text:span text:style-name="T8">GDB</text:span></text:p></draw:rect><draw:rect draw:style-name="gr5" draw:text-style-name="P25" draw:id="id5" svg:width="2.2504in" svg:height="0.5004in" svg:x="0.2602in" svg:y="0.5in"><text:p text:style-name="P24"><text:span text:style-name="T8">GDB Front-end</text:span></text:p><text:p text:style-name="P24"><text:span text:style-name="T8">(DDD, Eclipse)</text:span></text:p></draw:rect><draw:custom-shape draw:style-name="gr6" draw:text-style-name="P26" svg:width="0.5004in" svg:height="3.0004in" svg:x="6.2602in" svg:y="0.75in"><text:p text:style-name="P24"><text:span text:style-name="T9">W</text:span></text:p><text:p text:style-name="P24"><text:span text:style-name="T9">i</text:span></text:p><text:p text:style-name="P24"><text:span text:style-name="T9">s</text:span></text:p><text:p text:style-name="P24"><text:span text:style-name="T9">h</text:span></text:p><text:p text:style-name="P24"><text:span text:style-name="T9">b</text:span></text:p><text:p text:style-name="P24"><text:span text:style-name="T9">o</text:span></text:p><text:p text:style-name="P24"><text:span text:style-name="T9">n</text:span></text:p><text:p text:style-name="P24"><text:span text:style-name="T9">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3" draw:id="id8" svg:width="2.7504in" svg:height="3.2504in" svg:x="0.0102in" svg:y="0in"><text:p/></draw:rect><draw:connector draw:style-name="gr8" draw:text-style-name="P23" svg:x1="2.5102in" svg:y1="3.7504in" svg:x2="3.2602in" svg:y2="3.1252in" draw:start-shape="id1" draw:start-glue-point="1" draw:end-shape="id2" draw:end-glue-point="3"><text:p/></draw:connector><draw:connector draw:style-name="gr8" draw:text-style-name="P23" svg:x1="5.3854in" svg:y1="2.5in" svg:x2="5.3854in" svg:y2="2.25in" draw:start-shape="id3" draw:start-glue-point="0" draw:end-shape="id4" draw:end-glue-point="2"><text:p/></draw:connector><draw:connector draw:style-name="gr8" draw:text-style-name="P23" svg:x1="4.5102in" svg:y1="3.1252in" svg:x2="4.7602in" svg:y2="3.1252in" draw:start-shape="id2" draw:start-glue-point="1" draw:end-shape="id3" draw:end-glue-point="3"><text:p/></draw:connector><draw:connector draw:style-name="gr8" draw:text-style-name="P23" svg:x1="6.0268in" svg:y1="2.9681in" svg:x2="6.3929in" svg:y2="2.9638in"><text:p/></draw:connector><draw:connector draw:style-name="gr8" draw:text-style-name="P23" svg:x1="1.3854in" svg:y1="1in" svg:x2="1.3854in" svg:y2="1.25in" draw:start-shape="id5" draw:start-glue-point="2" draw:end-shape="id6" draw:end-glue-point="0"><text:p/></draw:connector><draw:connector draw:style-name="gr8" draw:text-style-name="P23" svg:x1="1.3854in" svg:y1="2in" svg:x2="1.3854in" svg:y2="2.25in" draw:start-shape="id6" draw:start-glue-point="2" draw:end-shape="id7" draw:end-glue-point="0"><text:p/></draw:connector><draw:connector draw:style-name="gr9" draw:text-style-name="P23" svg:x1="2.7602in" svg:y1="1.6252in" svg:x2="2.7602in" svg:y2="1.6252in" draw:start-shape="id8" draw:end-shape="id8"><text:p/></draw:connector><draw:connector draw:style-name="gr8" draw:text-style-name="P23" svg:x1="1.3854in" svg:y1="3.5in" svg:x2="1.3854in" svg:y2="3in" draw:start-shape="id1" draw:start-glue-point="0" draw:end-shape="id7" draw:end-glue-point="2"><text:p/></draw:connector><draw:frame draw:style-name="gr10" draw:text-style-name="P28" svg:width="2.0004in" svg:height="0.3488in" svg:x="3.2602in" svg:y="0.5in"><draw:text-box><text:p text:style-name="P27"><text:span text:style-name="T10">Target System</text:span></text:p></draw:text-box></draw:frame><draw:frame draw:style-name="gr11" draw:text-style-name="P28" svg:width="2.5004in" svg:height="0.3248in" svg:x="0.0102in" svg:y="0in"><draw:text-box><text:p text:style-name="P27"><text:span text:style-name="T10">PC Workstation Software</text:span></text:p></draw:text-box></draw:frame><draw:connector draw:style-name="gr8" draw:text-style-name="P23" svg:x1="6.0102in" svg:y1="1.7535in" svg:x2="6.3764in" svg:y2="1.75in"><text:p/></draw:connector></draw:g></text:p><text:p text:style-name="P15">Figure <text:sequence text:ref-name="refFigure0" text:name="Figure" text:formula="ooow:Figure+1" style:num-format="1">1</text:sequence>: Debugging system block diagram</text:p></draw:text-box></draw:frame></text:p>
      <text:list text:style-name="Numbering_20_1" text:continue-numbering="true">
        <text:list-item>
          <text:list text:continue-numbering="true">
            <text:list-item>
              <text:p text:style-name="Heading_20_2"><text:soft-page-break/>Versions</text:p>
            </text:list-item>
          </text:list>
        </text:list-item>
      </text:list>
      <text:p text:style-name="Standard"><text:tab/>Several versions of the various hardware and software modules are available. <text:s/>The oldest versions are available from the OpenCores website; the hardware debug module is called “dbg_interface,” and requires the JTAG TAP module “jtag” from the same source. <text:s/>The compatible bridge program is called “jp2”. <text:s/>This combination (jp2 in particular) was written for a specific hardware combination, and may need to be modified for systems with a different configuration.</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or any version of the altera_virtual_jtag or xilinx_internal_jtag cores. <text:s/>This version also uses a new protocol between the bridge program and the debug hardware module, thus a new bridge program is also required. <text:s/>This bridge program is called “adv_jtag_bridge,” and includes support for auto-enumeration of JTAG chains and BSDL file parsing. <text:s/>The rest of this document assumes the use of this newest combination of debug components. <text:s/>Note that there is <text:span text:style-name="T7">no</text:span> interoperability between old and new versions; adv_jtag_bridge will not work with the older dbg_interface core, the old jtag core is not compatible with the adv_dbg_if, etc.</text:p>
      <text:list text:style-name="Numbering_20_1" text:continue-numbering="true">
        <text:list-item>
          <text:list text:continue-numbering="true">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text:style-name="Numbering_20_1" text:continue-numbering="true">
        <text:list-item>
          <text:p text:style-name="P8">System Components</text:p>
        </text:list-item>
      </text:list>
      <text:p text:style-name="Standard"><text:tab/>This chapter will describe briefly all of the hardware and software components involved in the debugging system, as well as the connections between them.</text:p>
      <text:list text:style-name="Numbering_20_1" text:continue-numbering="true">
        <text:list-item>
          <text:list text:continue-numbering="true">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text:style-name="Numbering_20_1" text:continue-numbering="true">
        <text:list-item>
          <text:list text:continue-numbering="true">
            <text:list-item>
              <text:list text:continue-numbering="true">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processors which use the same external interface to the debug unit. <text:s/>Note that if the CPU being debugged is not OR1000-compatible, a version of GDB specific to the other processor will be required.</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should be connected as a constant logic '0'.</text:p>
      <text:list text:style-name="Numbering_20_1" text:continue-numbering="true">
        <text:list-item>
          <text:list text:continue-numbering="true">
            <text:list-item>
              <text:list text:continue-numbering="true">
                <text:list-item>
                  <text:p text:style-name="Heading_20_3">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text:soft-page-break/>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master', and must be connected to a WishBone master interface.</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text:style-name="Numbering_20_1" text:continue-numbering="true">
        <text:list-item>
          <text:list text:continue-numbering="true">
            <text:list-item>
              <text:list text:continue-numbering="true">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e debug module decodes the protocol sent via JTAG by the 'bridge' software program. <text:s/>This protocol includes CPU stall and reset commands, CPU register reads and writes, and WishBone data reads and write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multiple CPUs, this support is currently absent from GDB. <text:s/>Therefore, the second CPU module is disabled in hardware.</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
      <text:p text:style-name="Text_20_body"/>
      <table:table table:name="Table3" table:style-name="Table3">
        <table:table-column table:style-name="Table3.A"/>
        <table:table-column table:style-name="Table3.B"/>
        <table:table-column table:style-name="Table3.C"/>
        <text:soft-page-break/>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Note that as of this writing, the pause_dr_i input is unused, and may therefore be safely connected to a constant logic '0'.</text:p>
      <text:list text:style-name="Numbering_20_1" text:continue-numbering="true">
        <text:list-item>
          <text:list text:continue-numbering="true">
            <text:list-item>
              <text:list text:continue-numbering="true">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1">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1">Altera Virtual JTAG</text:p>
      <text:p text:style-name="Standard"><text:tab/>This TAP is implemented in the “altera_virtual_jtag” core. <text:s/>It may be used only when the <text:soft-page-break/>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text:p>
      <text:p text:style-name="Standard"/>
      <text:p text:style-name="P1">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list text:style-name="Numbering_20_1" text:continue-numbering="true">
        <text:list-item>
          <text:list text:continue-numbering="true">
            <text:list-item>
              <text:list text:continue-numbering="true">
                <text:list-item>
                  <text:p text:style-name="Heading_20_3">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ee the section on the Advanced JTAG Bridge for a list of cables supported by that program.</text:p>
      <text:list text:style-name="Numbering_20_1" text:continue-numbering="true">
        <text:list-item>
          <text:list text:continue-numbering="true">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nd components which may be used to debug any system (e.g. the DDD front-end for GDB) are mentioned here. </text:p>
      <text:list text:style-name="Numbering_20_1" text:continue-numbering="true">
        <text:list-item>
          <text:list text:continue-numbering="true">
            <text:list-item>
              <text:list text:continue-numbering="true">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text:style-name="L1">
        <text:list-item>
          <text:p text:style-name="P19">Xilinx Parallel Cable III (and IV in compatibility mode)</text:p>
        </text:list-item>
        <text:list-item>
          <text:p text:style-name="P19">Xilinx Platform Cable USB (DLC9)*</text:p>
        </text:list-item>
        <text:list-item>
          <text:p text:style-name="P19">Altera USB-Blaster</text:p>
        </text:list-item>
        <text:list-item>
          <text:p text:style-name="P19">XESS, Inc. direct connections</text:p>
        </text:list-item>
      </text:list>
      <text:p text:style-name="P11"><text:s/><text:tab/>* The Xilinx DLC9 driver only supports low speed “bit-bang” mode as of this writing.</text:p>
      <text:p text:style-name="Text_20_body"/>
      <text:p text:style-name="Text_20_body"><text:tab/>At startup, the bridge program attempts to enumerate the JTAG chain, identifying all devices in <text:soft-page-break/>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text:p>
      <text:list text:style-name="Numbering_20_1" text:continue-numbering="true">
        <text:list-item>
          <text:list text:continue-numbering="true">
            <text:list-item>
              <text:list text:continue-numbering="true">
                <text:list-item>
                  <text:p text:style-name="Heading_20_3">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text:p>
      <text:p text:style-name="Text_20_body"><text:tab/>A more thorough discussion of GDB is beyond the scope of this document. <text:s/>For more information, see the GDB documentation.</text:p>
      <text:list text:style-name="Numbering_20_1" text:continue-numbering="true">
        <text:list-item>
          <text:list text:continue-numbering="true">
            <text:list-item>
              <text:list text:continue-numbering="true">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p text:style-name="Text_20_body"/>
      <text:p text:style-name="Text_20_body"/>
      <text:p text:style-name="Text_20_body"/>
      <text:p text:style-name="Text_20_body"/>
      <text:p text:style-name="Text_20_body"/>
      <text:list text:style-name="Numbering_20_1" text:continue-numbering="true">
        <text:list-item>
          <text:p text:style-name="P8">Operation</text:p>
        </text:list-item>
      </text:list>
      <text:p text:style-name="Text_20_body"><text:tab/>This section describes the setup and operation of the OpenRISC debugging system.</text:p>
      <text:list text:style-name="Numbering_20_1" text:continue-numbering="true">
        <text:list-item>
          <text:list text:continue-numbering="true">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system can then be synthesized, and implemented by downloading to an FPGA (or fabricated as an ASIC, for the adventurous).</text:p>
      <text:list text:style-name="Numbering_20_1" text:continue-numbering="true">
        <text:list-item>
          <text:list text:continue-numbering="true">
            <text:list-item>
              <text:p text:style-name="Heading_20_2">Setup</text:p>
            </text:list-item>
          </text:list>
        </text:list-item>
      </text:list>
      <text:p text:style-name="Text_20_body"><text:tab/>The target system must be connected to the user's workstation with a JTAG cable. <text:s text:c="2"/>For systems which use the altera_virtual_jtag or xilinx_internal_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If a BSDL file is available for a device on the chain, the information will be taken from there. <text:s/>If a BSDL file is not available for a device, it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documentation.</text:p>
      <text:p text:style-name="Text_20_body"><text:tab/>Assuming the bridge program can find all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Once adv_jtag_bridge is running and ready, GDB must be started. <text:s/>If no front-end is used, GDB 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soft-page-break/><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on its command line. <text:s/>GDB will be started automatically. <text:s/>However, the 'target,' 'load,' and 'set $pc' <text:s/>commands must still be entered at the DDD/GDB console before any of the debugging operations may be used.</text:p>
      <text:list text:style-name="Numbering_20_1" text:continue-numbering="true">
        <text:list-item>
          <text:list text:continue-numbering="true">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p text:style-name="Text_20_body"/>
      <text:p text:style-name="Text_20_body"/>
      <text:list text:style-name="Numbering_20_1" text:continue-numbering="true">
        <text:list-item>
          <text:p text:style-name="P8">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text:style-name="Numbering_20_1" text:continue-numbering="true">
        <text:list-item>
          <text:list text:continue-numbering="true">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GDB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3" svg:width="3.1248in" svg:height="2.6252in" svg:x="3.5244in" svg:y="0in"><text:p/></draw:rect><draw:rect draw:style-name="gr3" draw:text-style-name="P25" svg:width="1.2504in" svg:height="1.0012in" svg:x="5.1488in" svg:y="0.1252in"><text:p text:style-name="P24"><text:span text:style-name="T8">OR1200</text:span></text:p><text:p text:style-name="P24"><text:span text:style-name="T8">CPU</text:span></text:p><text:p text:style-name="P24"><text:span text:style-name="T8">Simulation</text:span></text:p></draw:rect><draw:rect draw:style-name="gr5" draw:text-style-name="P25" draw:id="id19" svg:width="2.2512in" svg:height="0.7512in" svg:x="0.5236in" svg:y="1.25in"><text:p text:style-name="P24"><text:span text:style-name="T8">GDB</text:span></text:p></draw:rect><draw:rect draw:style-name="gr5" draw:text-style-name="P25" draw:id="id18" svg:width="2.2512in" svg:height="0.5012in" svg:x="0.5236in" svg:y="0.5in"><text:p text:style-name="P24"><text:span text:style-name="T8">GDB Front-end</text:span></text:p><text:p text:style-name="P24"><text:span text:style-name="T8">(DDD, Eclipse)</text:span></text:p></draw:rect><draw:rect draw:style-name="gr7" draw:text-style-name="P23" draw:id="id21" svg:width="2.7504in" svg:height="2.6252in" svg:x="0.2744in" svg:y="0in"><text:p/></draw:rect><draw:connector draw:style-name="gr8" draw:text-style-name="P23" svg:x1="1.6488in" svg:y1="1.0008in" svg:x2="1.6488in" svg:y2="1.25in" draw:start-shape="id18" draw:start-glue-point="2" draw:end-shape="id19" draw:end-glue-point="0"><text:p/></draw:connector><draw:connector draw:style-name="gr8" draw:text-style-name="P23" svg:x1="2.7744in" svg:y1="1.6252in" svg:x2="3.5244in" svg:y2="1.6252in" draw:start-shape="id19" draw:start-glue-point="1" draw:end-shape="id20" draw:end-glue-point="3"><text:p/></draw:connector><draw:connector draw:style-name="gr9" draw:text-style-name="P23" svg:x1="3.0244in" svg:y1="1.3126in" svg:x2="3.0244in" svg:y2="1.3126in" draw:start-shape="id21" draw:end-shape="id21"><text:p/></draw:connector><draw:frame draw:style-name="gr10" draw:text-style-name="P28" svg:width="2.0004in" svg:height="0.3488in" svg:x="3.5244in" svg:y="0.0272in"><draw:text-box><text:p text:style-name="P27"><text:span text:style-name="T10">Or1ksim</text:span></text:p></draw:text-box></draw:frame><draw:frame draw:style-name="gr11" draw:text-style-name="P28" svg:width="2.5012in" svg:height="0.3248in" svg:x="0.2736in" svg:y="0.0008in"><draw:text-box><text:p text:style-name="P27"><text:span text:style-name="T10">PC Workstation Software</text:span></text:p></draw:text-box></draw:frame><draw:rect draw:style-name="gr3" draw:text-style-name="P25" draw:id="id20" svg:width="1.2504in" svg:height="1.0012in" svg:x="3.5244in" svg:y="1.1252in"><text:p text:style-name="P24"><text:span text:style-name="T8">GDB</text:span></text:p><text:p text:style-name="P24"><text:span text:style-name="T8">Server</text:span></text:p></draw:rect><draw:rect draw:style-name="gr3" draw:text-style-name="P25" svg:width="1.2504in" svg:height="1.0004in" svg:x="5.1488in" svg:y="1.3752in"><text:p text:style-name="P24"><text:span text:style-name="T8">Peripheral</text:span></text:p><text:p text:style-name="P24"><text:span text:style-name="T8">Simulation</text:span></text:p></draw:rect></draw:g></text:p><text:p text:style-name="P15">Figure <text:sequence text:ref-name="refFigure1" text:name="Figure" text:formula="ooow:Figure+1" style:num-format="1">2</text:sequence>: Block diagram of debugging system using or1ksim</text:p></draw:text-box></draw:frame></text:p>
      <text:list text:style-name="Numbering_20_1" text:continue-numbering="true">
        <text:list-item>
          <text:list text:continue-numbering="true">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or another simulator with the necessary features (described below). <text:s/>Most of the same debug system components are used; code which connects the bridge program to the simulator takes the place of the hardware <text:soft-page-break/>JTAG cable. <text:s/>There are two different methods available to connect the bridge program to an HDL simulation, the method you choose will depend upon the capabilities of your simulation program.</text:p>
      <text:list text:style-name="Numbering_20_1" text:continue-numbering="true">
        <text:list-item>
          <text:list text:continue-numbering="true">
            <text:list-item>
              <text:list text:continue-numbering="true">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text:soft-page-break/>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3" svg:width="3.713in" svg:height="3.5012in" svg:x="3.2606in" svg:y="0.5in"><text:p/></draw:rect><draw:rect draw:style-name="gr3" draw:text-style-name="P25" draw:id="id12" svg:width="1.2512in" svg:height="1.0012in" svg:x="4.7598in" svg:y="1.25in"><text:p text:style-name="P24"><text:span text:style-name="T8">OR1200</text:span></text:p><text:p text:style-name="P24"><text:span text:style-name="T8">CPU</text:span></text:p></draw:rect><draw:rect draw:style-name="gr3" draw:text-style-name="P25" draw:id="id11" svg:width="1.2512in" svg:height="1.2512in" svg:x="4.7598in" svg:y="2.5in"><text:p text:style-name="P24"><text:span text:style-name="T8">Advanced</text:span></text:p><text:p text:style-name="P24"><text:span text:style-name="T8">Debug</text:span><text:span text:style-name="T8"><text:line-break/></text:span><text:span text:style-name="T8">Interface</text:span></text:p></draw:rect><draw:rect draw:style-name="gr3" draw:text-style-name="P25" draw:id="id13" svg:width="1.126in" svg:height="1.0004in" svg:x="3.385in" svg:y="2.6252in"><text:p text:style-name="P24"><text:span text:style-name="T8">JTAG</text:span></text:p><text:p text:style-name="P24"><text:span text:style-name="T8">TAP</text:span></text:p></draw:rect><draw:rect draw:style-name="gr4" draw:text-style-name="P25" draw:id="id9" svg:width="2.2512in" svg:height="0.5012in" svg:x="0.2598in" svg:y="3.5in"><text:p text:style-name="P24"><text:span text:style-name="T8">Filesystem:</text:span></text:p><text:p text:style-name="P24"><text:span text:style-name="T11">gdb_in.dat</text:span></text:p><text:p text:style-name="P24"><text:span text:style-name="T11">gdb_out.dat</text:span></text:p></draw:rect><draw:rect draw:style-name="gr3" draw:text-style-name="P25" draw:id="id16" svg:width="2.2512in" svg:height="0.7504in" svg:x="0.2598in" svg:y="2.2508in"><text:p text:style-name="P24"><text:span text:style-name="T8">Advanced JTAG</text:span></text:p><text:p text:style-name="P24"><text:span text:style-name="T8">Bridge</text:span></text:p></draw:rect><draw:rect draw:style-name="gr5" draw:text-style-name="P25" draw:id="id15" svg:width="2.2512in" svg:height="0.7512in" svg:x="0.2598in" svg:y="1.25in"><text:p text:style-name="P24"><text:span text:style-name="T8">GDB</text:span></text:p></draw:rect><draw:rect draw:style-name="gr5" draw:text-style-name="P25" draw:id="id14" svg:width="2.2512in" svg:height="0.5012in" svg:x="0.2598in" svg:y="0.5in"><text:p text:style-name="P24"><text:span text:style-name="T8">GDB Front-end</text:span></text:p><text:p text:style-name="P24"><text:span text:style-name="T8">(DDD, Eclipse)</text:span></text:p></draw:rect><draw:custom-shape draw:style-name="gr6" draw:text-style-name="P26" svg:width="0.5012in" svg:height="3.0012in" svg:x="6.2598in" svg:y="0.75in"><text:p text:style-name="P24"><text:span text:style-name="T9">W</text:span></text:p><text:p text:style-name="P24"><text:span text:style-name="T9">i</text:span></text:p><text:p text:style-name="P24"><text:span text:style-name="T9">s</text:span></text:p><text:p text:style-name="P24"><text:span text:style-name="T9">h</text:span></text:p><text:p text:style-name="P24"><text:span text:style-name="T9">b</text:span></text:p><text:p text:style-name="P24"><text:span text:style-name="T9">o</text:span></text:p><text:p text:style-name="P24"><text:span text:style-name="T9">n</text:span></text:p><text:p text:style-name="P24"><text:span text:style-name="T9">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3" draw:id="id17" svg:width="2.7504in" svg:height="3.2512in" svg:x="0.0106in" svg:y="0in"><text:p/></draw:rect><draw:connector draw:style-name="gr8" draw:text-style-name="P23" svg:x1="2.5106in" svg:y1="3.75in" svg:x2="3.2606in" svg:y2="1.6882in" draw:start-shape="id9" draw:start-glue-point="1" draw:end-shape="id10" draw:end-glue-point="3"><text:p/></draw:connector><draw:connector draw:style-name="gr8" draw:text-style-name="P23" svg:x1="5.385in" svg:y1="2.5in" svg:x2="5.385in" svg:y2="2.2508in" draw:start-shape="id11" draw:start-glue-point="0" draw:end-shape="id12" draw:end-glue-point="2"><text:p/></draw:connector><draw:connector draw:style-name="gr8" draw:text-style-name="P23" svg:x1="4.5106in" svg:y1="3.1252in" svg:x2="4.7598in" svg:y2="3.1252in" draw:start-shape="id13" draw:start-glue-point="1" draw:end-shape="id11" draw:end-glue-point="3"><text:p/></draw:connector><draw:connector draw:style-name="gr8" draw:text-style-name="P23" svg:x1="6.0642in" svg:y1="2.9681in" svg:x2="6.4307in" svg:y2="2.9638in"><text:p/></draw:connector><draw:connector draw:style-name="gr8" draw:text-style-name="P23" svg:x1="1.385in" svg:y1="1.0008in" svg:x2="1.385in" svg:y2="1.25in" draw:start-shape="id14" draw:start-glue-point="2" draw:end-shape="id15" draw:end-glue-point="0"><text:p/></draw:connector><draw:connector draw:style-name="gr8" draw:text-style-name="P23" svg:x1="1.385in" svg:y1="2.0008in" svg:x2="1.385in" svg:y2="2.2508in" draw:start-shape="id15" draw:start-glue-point="2" draw:end-shape="id16" draw:end-glue-point="0"><text:p/></draw:connector><draw:connector draw:style-name="gr9" draw:text-style-name="P23" svg:x1="2.7606in" svg:y1="1.6252in" svg:x2="2.7606in" svg:y2="1.6252in" draw:start-shape="id17" draw:end-shape="id17"><text:p/></draw:connector><draw:connector draw:style-name="gr8" draw:text-style-name="P23" svg:x1="1.385in" svg:y1="3.5in" svg:x2="1.385in" svg:y2="3.0008in" draw:start-shape="id9" draw:start-glue-point="0" draw:end-shape="id16" draw:end-glue-point="2"><text:p/></draw:connector><draw:frame draw:style-name="gr10" draw:text-style-name="P28" svg:width="2.0012in" svg:height="0.3488in" svg:x="3.2598in" svg:y="0.5008in"><draw:text-box><text:p text:style-name="P27"><text:span text:style-name="T10">HDL Simulator</text:span></text:p></draw:text-box></draw:frame><draw:frame draw:style-name="gr11" draw:text-style-name="P28" svg:width="2.5012in" svg:height="0.3248in" svg:x="0.0098in" svg:y="0.0008in"><draw:text-box><text:p text:style-name="P27"><text:span text:style-name="T10">PC Workstation Software</text:span></text:p></draw:text-box></draw:frame><draw:connector draw:style-name="gr8" draw:text-style-name="P23" svg:x1="6.0472in" svg:y1="1.7535in" svg:x2="6.4134in" svg:y2="1.75in"><text:p/></draw:connector><draw:rect draw:style-name="gr3" draw:text-style-name="P25" draw:id="id10" svg:width="1.1252in" svg:height="0.8752in" svg:x="3.2606in" svg:y="1.2508in"><text:p text:style-name="P24"><text:span text:style-name="T8">dbg_comm</text:span></text:p></draw:rect><draw:connector draw:style-name="gr8" draw:text-style-name="P23" draw:line-skew="0.0035in" svg:x1="3.8232in" svg:y1="2.1256in" svg:x2="3.9476in" svg:y2="2.6248in" draw:start-shape="id10" draw:start-glue-point="2" draw:end-shape="id13" draw:end-glue-point="0"><text:p/></draw:connector></draw:g></text:p><text:p text:style-name="P15">Figure <text:sequence text:ref-name="refFigure2" text:name="Figure" text:formula="ooow:Figure+1" style:num-format="1">3</text:sequence>: Debugging system block diagram using file IO simulator connection</text:p></draw:text-box></draw:frame></text:p>
      <text:list text:style-name="Numbering_20_1" text:continue-numbering="true">
        <text:list-item>
          <text:list text:continue-numbering="true">
            <text:list-item>
              <text:list text:continue-numbering="true">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ext:soft-page-break/>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3" svg:width="3.5248in" svg:height="3.0843in" svg:x="3.3319in" svg:y="0.9484in"><text:p/></draw:rect><draw:rect draw:style-name="gr3" draw:text-style-name="P25" draw:id="id23" svg:width="1.187in" svg:height="0.9496in" svg:x="4.7559in" svg:y="1.4228in"><text:p text:style-name="P24"><text:span text:style-name="T8">OR1200</text:span></text:p><text:p text:style-name="P24"><text:span text:style-name="T8">CPU</text:span></text:p></draw:rect><draw:rect draw:style-name="gr3" draw:text-style-name="P25" draw:id="id22" svg:width="1.187in" svg:height="1.187in" svg:x="4.7559in" svg:y="2.6091in"><text:p text:style-name="P24"><text:span text:style-name="T8">Advanced</text:span></text:p><text:p text:style-name="P24"><text:span text:style-name="T8">Debug</text:span><text:span text:style-name="T8"><text:line-break/></text:span><text:span text:style-name="T8">Interface</text:span></text:p></draw:rect><draw:rect draw:style-name="gr3" draw:text-style-name="P25" draw:id="id24" svg:width="1.0685in" svg:height="0.9488in" svg:x="3.4512in" svg:y="2.7283in"><text:p text:style-name="P24"><text:span text:style-name="T8">JTAG</text:span></text:p><text:p text:style-name="P24"><text:span text:style-name="T8">TAP</text:span></text:p></draw:rect><draw:rect draw:style-name="gr3" draw:text-style-name="P25" draw:id="id30" svg:width="1.3051in" svg:height="0.4752in" svg:x="3.3319in" svg:y="0.2374in"><text:p text:style-name="P24"><text:span text:style-name="T8">VPI Library</text:span></text:p><text:p text:style-name="P24"><text:span text:style-name="T11">jp-io-vpi</text:span></text:p></draw:rect><draw:rect draw:style-name="gr3" draw:text-style-name="P25" draw:id="id27" svg:width="2.1362in" svg:height="0.7122in" svg:x="0.2476in" svg:y="2.1354in"><text:p text:style-name="P24"><text:span text:style-name="T8">Advanced JTAG</text:span></text:p><text:p text:style-name="P24"><text:span text:style-name="T8">Bridge</text:span></text:p></draw:rect><draw:rect draw:style-name="gr5" draw:text-style-name="P25" draw:id="id26" svg:width="2.1362in" svg:height="0.713in" svg:x="0.2476in" svg:y="1.1862in"><text:p text:style-name="P24"><text:span text:style-name="T8">GDB</text:span></text:p></draw:rect><draw:rect draw:style-name="gr5" draw:text-style-name="P25" draw:id="id25" svg:width="2.1362in" svg:height="0.4752in" svg:x="0.2476in" svg:y="0.4744in"><text:p text:style-name="P24"><text:span text:style-name="T8">GDB Front-end</text:span></text:p><text:p text:style-name="P24"><text:span text:style-name="T8">(DDD, Eclipse)</text:span></text:p></draw:rect><draw:custom-shape draw:style-name="gr6" draw:text-style-name="P26" svg:width="0.4752in" svg:height="2.4913in" svg:x="6.1795in" svg:y="1.3047in"><text:p text:style-name="P24"><text:span text:style-name="T9">W</text:span></text:p><text:p text:style-name="P24"><text:span text:style-name="T9">i</text:span></text:p><text:p text:style-name="P24"><text:span text:style-name="T9">s</text:span></text:p><text:p text:style-name="P24"><text:span text:style-name="T9">h</text:span></text:p><text:p text:style-name="P24"><text:span text:style-name="T9">b</text:span></text:p><text:p text:style-name="P24"><text:span text:style-name="T9">o</text:span></text:p><text:p text:style-name="P24"><text:span text:style-name="T9">n</text:span></text:p><text:p text:style-name="P24"><text:span text:style-name="T9">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3" draw:id="id28" svg:width="2.6098in" svg:height="3.085in" svg:x="0.011in" svg:y="0in"><text:p/></draw:rect><draw:connector draw:style-name="gr8" draw:text-style-name="P23" svg:x1="5.3492in" svg:y1="2.6087in" svg:x2="5.3492in" svg:y2="2.372in" draw:start-shape="id22" draw:start-glue-point="0" draw:end-shape="id23" draw:end-glue-point="2"><text:p/></draw:connector><draw:connector draw:style-name="gr8" draw:text-style-name="P23" svg:x1="4.5193in" svg:y1="3.2028in" svg:x2="4.7559in" svg:y2="3.202in" draw:start-shape="id24" draw:start-glue-point="1" draw:end-shape="id22" draw:end-glue-point="3"><text:p/></draw:connector><draw:connector draw:style-name="gr8" draw:text-style-name="P23" svg:x1="5.9791in" svg:y1="3.1953in" svg:x2="6.3291in" svg:y2="3.1953in"><text:p/></draw:connector><draw:connector draw:style-name="gr8" draw:text-style-name="P23" svg:x1="1.3157in" svg:y1="0.9492in" svg:x2="1.3157in" svg:y2="1.1858in" draw:start-shape="id25" draw:start-glue-point="2" draw:end-shape="id26" draw:end-glue-point="0"><text:p/></draw:connector><draw:connector draw:style-name="gr8" draw:text-style-name="P23" svg:x1="1.3157in" svg:y1="1.8984in" svg:x2="1.3157in" svg:y2="2.135in" draw:start-shape="id26" draw:start-glue-point="2" draw:end-shape="id27" draw:end-glue-point="0"><text:p/></draw:connector><draw:connector draw:style-name="gr9" draw:text-style-name="P23" svg:x1="2.6205in" svg:y1="1.5425in" svg:x2="2.6205in" svg:y2="1.5425in" draw:start-shape="id28" draw:end-shape="id28"><text:p/></draw:connector><draw:frame draw:style-name="gr13" draw:text-style-name="P30" svg:width="1.6606in" svg:height="0.3307in" svg:x="5.2311in" svg:y="0.9744in"><draw:text-box><text:p text:style-name="P29"><text:span text:style-name="T8">Verilog Simulation</text:span></text:p></draw:text-box></draw:frame><draw:frame draw:style-name="gr14" draw:text-style-name="P28" svg:width="2.6106in" svg:height="0.3248in" svg:x="0.0102in" svg:y="0.0008in"><draw:text-box><text:p text:style-name="P27"><text:span text:style-name="T10">PC Workstation Software</text:span></text:p></draw:text-box></draw:frame><draw:connector draw:style-name="gr8" draw:text-style-name="P23" svg:x1="5.9776in" svg:y1="1.9016in" svg:x2="6.3256in" svg:y2="1.8972in"><text:p/></draw:connector><draw:rect draw:style-name="gr3" draw:text-style-name="P26" draw:id="id29" svg:width="1.0685in" svg:height="0.8307in" svg:x="3.4512in" svg:y="1.4228in"><text:p text:style-name="P24"><text:span text:style-name="T9">dbg_comm_vpi</text:span></text:p></draw:rect><draw:connector draw:style-name="gr8" draw:text-style-name="P23" svg:x1="3.9854in" svg:y1="2.2535in" svg:x2="3.9854in" svg:y2="2.7287in" draw:start-shape="id29" draw:start-glue-point="2" draw:end-shape="id24" draw:end-glue-point="0"><text:p/></draw:connector><draw:rect draw:style-name="gr7" draw:text-style-name="P23" svg:width="3.7969in" svg:height="4.2705in" svg:x="3.2138in" svg:y="0in"><text:p/></draw:rect><draw:frame draw:style-name="gr15" draw:text-style-name="P31" svg:width="1.5425in" svg:height="0.3559in" svg:x="5.4677in" svg:y="0in"><draw:text-box><text:p text:style-name="P29"><text:span text:style-name="T10">HDL Simulator</text:span></text:p></draw:text-box></draw:frame><draw:connector draw:style-name="gr8" draw:text-style-name="P23" svg:x1="2.3839in" svg:y1="2.4913in" svg:x2="3.3319in" svg:y2="0.4752in" draw:start-shape="id27" draw:start-glue-point="1" draw:end-shape="id30" draw:end-glue-point="3"><text:p/></draw:connector><draw:connector draw:style-name="gr8" draw:text-style-name="P23" svg:x1="3.9839in" svg:y1="0.7126in" svg:x2="3.9854in" svg:y2="1.4228in" draw:start-shape="id30" draw:start-glue-point="2" draw:end-shape="id29" draw:end-glue-point="0"><text:p/></draw:connector></draw:g></text:p><text:p text:style-name="P15">Figure <text:sequence text:ref-name="refFigure3" text:name="Figure" text:formula="ooow:Figure+1" style:num-format="1">4</text:sequence>: Debugging system block diagram with VPI simulator connec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7-20T14:19:57</meta:creation-date>
    <dc:date>2009-05-12T23:06:15</dc:date>
    <meta:editing-cycles>72</meta:editing-cycles>
    <meta:editing-duration>PT16H17M44S</meta:editing-duration>
    <meta:user-defined meta:name="Info 1"/>
    <meta:user-defined meta:name="Info 2"/>
    <meta:user-defined meta:name="Info 3"/>
    <meta:user-defined meta:name="Info 4"/>
    <meta:document-statistic meta:table-count="7" meta:image-count="0" meta:object-count="0" meta:page-count="18" meta:paragraph-count="300" meta:word-count="5830" meta:character-count="33510"/>
  </office:meta>
</office:document-meta>
</file>